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57cm" svg:height="1.46cm" draw:transform="rotate (-0.386066830541146) translate (4.1133266321704cm 1.48024197632701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596) rotate (-2.15652882376419) translate (5.1708736382088cm 1.667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53) rotate (-2.15705242253979) translate (4.3834725199636cm 2.441024110951cm)" svg:viewBox="0 0 836 551" svg:d="M434 549c171-16 339-143 390-251 50-108-64-201-193-254-131-52-269-66-432 3s-262 183-153 322c109 138 218 195 388 180z">
          <text:p/>
        </draw:path>
        <draw:path draw:style-name="gr1" draw:text-style-name="P1" draw:layer="layout" svg:width="0.957cm" svg:height="1.46cm" draw:transform="rotate (-0.386066830541146) translate (5.4393266321704cm 1.37124197632699cm)" svg:viewBox="0 0 958 1461" svg:d="M957 231c-14 217-426 1087-545 1208-118 121-449-286-409-418 40-133 295-779 310-940s658-67 644 150z">
          <text:p/>
        </draw:path>
        <draw:path draw:style-name="gr2" draw:text-style-name="P1" draw:layer="layout" svg:width="0.903cm" svg:height="0.66cm" draw:transform="skewX (0.00122173047639597) rotate (-2.15652882376419) translate (6.4968736382088cm 1.558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835cm" svg:height="0.55cm" draw:transform="skewX (0.00139626340159546) rotate (-2.15705242253979) translate (5.7094725199636cm 2.3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1:19.666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